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normal" officeooo:rsid="0004fc88" officeooo:paragraph-rsid="0004fc88" style:font-size-asian="12pt" style:font-size-complex="12pt"/>
    </style:style>
    <style:style style:name="P4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bold" officeooo:paragraph-rsid="0004fc88" style:font-size-asian="12pt" style:font-size-complex="12pt"/>
    </style:style>
    <style:style style:name="P5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bold" officeooo:paragraph-rsid="0008cb7d" style:font-size-asian="12pt" style:font-size-complex="12pt"/>
    </style:style>
    <style:style style:name="P6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bold" officeooo:paragraph-rsid="0004fc88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bold" officeooo:paragraph-rsid="0006edc0" style:font-size-asian="12pt" style:font-size-complex="12pt"/>
    </style:style>
    <style:style style:name="P8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bold" officeooo:paragraph-rsid="0008cb7d" style:font-size-asian="12pt" style:font-size-complex="12pt"/>
    </style:style>
    <style:style style:name="P9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officeooo:paragraph-rsid="0004fc88"/>
    </style:style>
    <style:style style:name="P11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officeooo:paragraph-rsid="0008cb7d"/>
    </style:style>
    <style:style style:name="P12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officeooo:paragraph-rsid="0004fc88"/>
    </style:style>
    <style:style style:name="P13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officeooo:paragraph-rsid="0006edc0"/>
    </style:style>
    <style:style style:name="P14" style:family="paragraph" style:parent-style-name="Text_20_body" style:list-style-name="L4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="0cm" fo:border="none"/>
      <style:text-properties officeooo:paragraph-rsid="0008cb7d"/>
    </style:style>
    <style:style style:name="P15" style:family="paragraph" style:parent-style-name="Text_20_body" style:list-style-name="L1">
      <style:paragraph-properties fo:margin-left="0cm" fo:margin-right="0cm" fo:margin-top="0.318cm" fo:margin-bottom="0.318cm" loext:contextual-spacing="false" style:line-height-at-least="0.635cm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cm" fo:margin-right="0cm" fo:margin-top="0.318cm" fo:margin-bottom="0.318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04040" style:font-name="Lato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top="0cm" fo:margin-bottom="0.318cm" loext:contextual-spacing="false" style:line-height-at-least="0.635cm" fo:orphans="2" fo:widows="2" fo:padding="0cm" fo:border="none"/>
      <style:text-properties officeooo:paragraph-rsid="0004fc88"/>
    </style:style>
    <style:style style:name="P18" style:family="paragraph" style:parent-style-name="Text_20_body" style:list-style-name="L4">
      <style:paragraph-properties fo:margin-top="0cm" fo:margin-bottom="0.318cm" loext:contextual-spacing="false" style:line-height-at-least="0.635cm" fo:orphans="2" fo:widows="2" fo:padding="0cm" fo:border="none"/>
      <style:text-properties officeooo:paragraph-rsid="0004fc88"/>
    </style:style>
    <style:style style:name="P19" style:family="paragraph" style:parent-style-name="Text_20_body">
      <style:paragraph-properties fo:margin-top="0cm" fo:margin-bottom="0.318cm" loext:contextual-spacing="false" style:line-height-at-least="0.635cm" fo:orphans="2" fo:widows="2" fo:padding="0cm" fo:border="none"/>
      <style:text-properties style:text-underline-style="solid" style:text-underline-width="auto" style:text-underline-color="font-color" officeooo:rsid="000ab8f7" officeooo:paragraph-rsid="000ab8f7"/>
    </style:style>
    <style:style style:name="P20" style:family="paragraph" style:parent-style-name="Text_20_body">
      <style:paragraph-properties fo:margin-top="0cm" fo:margin-bottom="0cm" loext:contextual-spacing="false" style:line-height-at-least="0.635cm" fo:orphans="2" fo:widows="2" fo:padding="0cm" fo:border="none"/>
    </style:style>
    <style:style style:name="P21" style:family="paragraph" style:parent-style-name="Text_20_body" style:list-style-name="L4">
      <style:paragraph-properties fo:margin-top="0cm" fo:margin-bottom="0cm" loext:contextual-spacing="false" style:line-height-at-least="0.635cm" fo:orphans="2" fo:widows="2" fo:padding="0cm" fo:border="none"/>
    </style:style>
    <style:style style:name="T1" style:family="text">
      <style:text-properties fo:font-weight="normal"/>
    </style:style>
    <style:style style:name="T2" style:family="text">
      <style:text-properties fo:font-weight="normal" officeooo:rsid="0004fc88" style:font-weight-asian="bold" style:font-weight-complex="bold"/>
    </style:style>
    <style:style style:name="T3" style:family="text">
      <style:text-properties fo:font-weight="normal" officeooo:rsid="0006edc0" style:font-weight-asian="bold" style:font-weight-complex="bold"/>
    </style:style>
    <style:style style:name="T4" style:family="text">
      <style:text-properties fo:font-weight="normal" officeooo:rsid="0008cb7d" style:font-weight-asian="bold" style:font-weight-complex="bold"/>
    </style:style>
    <style:style style:name="T5" style:family="text">
      <style:text-properties style:font-name="Lato" fo:font-weight="normal" officeooo:rsid="0006edc0" fo:background-color="#ffffff" loext:char-shading-value="0" style:font-weight-asian="bold" style:font-weight-complex="bold" loext:padding-left="0.132cm" loext:padding-right="0.132cm" loext:padding-top="0.053cm" loext:padding-bottom="0.053cm" loext:border="0.06pt solid #e1e4e5"/>
    </style:style>
    <style:style style:name="T6" style:family="text">
      <style:text-properties style:font-name="Lato" fo:font-weight="normal" officeooo:rsid="0008cb7d" fo:background-color="#ffffff" loext:char-shading-value="0" style:font-weight-asian="bold" style:font-weight-complex="bold" loext:padding-left="0.132cm" loext:padding-right="0.132cm" loext:padding-top="0.053cm" loext:padding-bottom="0.053cm" loext:border="0.06pt solid #e1e4e5"/>
    </style:style>
    <style:style style:name="T7" style:family="text">
      <style:text-properties fo:font-variant="normal" fo:text-transform="none" fo:color="#404040" style:font-name="Lato" fo:font-size="12pt" fo:letter-spacing="normal" fo:font-style="normal" fo:font-weight="normal" fo:background-color="#ffffff" loext:char-shading-value="0" style:font-size-asian="12pt" style:font-size-complex="12pt" loext:padding-left="0.132cm" loext:padding-right="0.132cm" loext:padding-top="0.053cm" loext:padding-bottom="0.053cm" loext:border="0.06pt solid #e1e4e5"/>
    </style:style>
    <style:style style:name="T8" style:family="text">
      <style:text-properties fo:font-variant="normal" fo:text-transform="none" fo:color="#404040" style:font-name="Lato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404040" style:font-name="Lato" fo:font-size="12pt" fo:letter-spacing="normal" fo:font-style="normal" fo:font-weight="normal" officeooo:rsid="0004fc88" style:font-size-asian="12pt" style:font-size-complex="12pt"/>
    </style:style>
    <style:style style:name="T10" style:family="text">
      <style:text-properties fo:font-variant="normal" fo:text-transform="none" fo:color="#404040" style:font-name="Lato" fo:font-size="12pt" fo:letter-spacing="normal" fo:font-style="normal" fo:font-weight="normal" officeooo:rsid="0006edc0" style:font-size-asian="12pt" style:font-size-complex="12pt"/>
    </style:style>
    <style:style style:name="T11" style:family="text">
      <style:text-properties fo:font-variant="normal" fo:text-transform="none" fo:color="#404040" style:font-name="Lato" fo:font-size="12pt" fo:letter-spacing="normal" fo:font-style="normal" fo:font-weight="normal" officeooo:rsid="0008cb7d" style:font-size-asian="12pt" style:font-size-complex="12pt"/>
    </style:style>
    <style:style style:name="T12" style:family="text">
      <style:text-properties fo:font-variant="normal" fo:text-transform="none" fo:color="#404040" style:font-name="Lato" fo:font-size="12pt" fo:letter-spacing="normal" fo:font-style="normal" fo:font-weight="normal" officeooo:rsid="0008cb7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404040" style:font-name="Lato" fo:font-size="12pt" fo:letter-spacing="normal" fo:font-style="normal" fo:font-weight="normal" officeooo:rsid="0006edc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404040" style:font-name="Lato" fo:font-size="12pt" fo:letter-spacing="normal" fo:font-style="normal" fo:font-weight="normal" officeooo:rsid="0008cb7d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404040" style:font-name="Lato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404040" style:font-name="Lato" fo:font-size="12pt" fo:letter-spacing="normal" fo:font-style="normal" fo:font-weight="bold" officeooo:rsid="0004fc88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e74c3c" style:font-name="SFMono-Regular" fo:font-size="12pt" fo:letter-spacing="normal" fo:font-style="normal" fo:font-weight="normal" fo:background-color="#ffffff" loext:char-shading-value="0" style:font-size-asian="12pt" style:font-size-complex="12pt" loext:padding-left="0.132cm" loext:padding-right="0.132cm" loext:padding-top="0.053cm" loext:padding-bottom="0.053cm" loext:border="0.06pt solid #e1e4e5"/>
    </style:style>
    <style:style style:name="T18" style:family="text">
      <style:text-properties fo:font-variant="normal" fo:text-transform="none" fo:color="#e74c3c" style:font-name="SFMono-Regular" fo:font-size="12pt" fo:letter-spacing="normal" fo:font-style="normal" fo:font-weight="normal" officeooo:rsid="0006edc0" fo:background-color="#ffffff" loext:char-shading-value="0" style:font-size-asian="12pt" style:font-size-complex="12pt" loext:padding-left="0.132cm" loext:padding-right="0.132cm" loext:padding-top="0.053cm" loext:padding-bottom="0.053cm" loext:border="0.06pt solid #e1e4e5"/>
    </style:style>
    <style:style style:name="T19" style:family="text">
      <style:text-properties fo:font-variant="normal" fo:text-transform="none" fo:color="#e74c3c" style:font-name="SFMono-Regular" fo:font-size="12pt" fo:letter-spacing="normal" fo:font-style="normal" fo:font-weight="normal" officeooo:rsid="0006edc0" fo:background-color="#ffffff" loext:char-shading-value="0" style:font-size-asian="12pt" style:font-weight-asian="bold" style:font-size-complex="12pt" style:font-weight-complex="bold" loext:padding-left="0.132cm" loext:padding-right="0.132cm" loext:padding-top="0.053cm" loext:padding-bottom="0.053cm" loext:border="0.06pt solid #e1e4e5"/>
    </style:style>
    <style:style style:name="T20" style:family="text">
      <style:text-properties fo:font-variant="normal" fo:text-transform="none" fo:color="#e74c3c" style:font-name="SFMono-Regular" fo:font-size="12pt" fo:letter-spacing="normal" fo:font-style="normal" fo:font-weight="normal" officeooo:rsid="0008cb7d" fo:background-color="#ffffff" loext:char-shading-value="0" style:font-size-asian="12pt" style:font-weight-asian="bold" style:font-size-complex="12pt" style:font-weight-complex="bold" loext:padding-left="0.132cm" loext:padding-right="0.132cm" loext:padding-top="0.053cm" loext:padding-bottom="0.053cm" loext:border="0.06pt solid #e1e4e5"/>
    </style:style>
    <style:style style:name="T21" style:family="text">
      <style:text-properties fo:font-variant="normal" fo:text-transform="none" fo:color="#e74c3c" style:font-name="SFMono-Regular" fo:font-size="12pt" fo:letter-spacing="normal" fo:font-style="normal" fo:font-weight="normal" officeooo:rsid="0006edc0" fo:background-color="#ffffff" loext:char-shading-value="0" style:font-size-asian="12pt" style:font-weight-asian="normal" style:font-size-complex="12pt" style:font-weight-complex="normal" loext:padding-left="0.132cm" loext:padding-right="0.132cm" loext:padding-top="0.053cm" loext:padding-bottom="0.053cm" loext:border="0.06pt solid #e1e4e5"/>
    </style:style>
    <style:style style:name="T22" style:family="text">
      <style:text-properties fo:font-variant="normal" fo:text-transform="none" fo:color="#e74c3c" style:font-name="SFMono-Regular" fo:font-size="12pt" fo:letter-spacing="normal" fo:font-style="normal" fo:font-weight="normal" officeooo:rsid="0006edc0" fo:background-color="#ffffff" loext:char-shading-value="0" style:font-name-asian="Noto Sans Mono CJK SC" style:font-size-asian="12pt" style:font-name-complex="Liberation Mono" style:font-size-complex="12pt" loext:padding-left="0.132cm" loext:padding-right="0.132cm" loext:padding-top="0.053cm" loext:padding-bottom="0.053cm" loext:border="0.06pt solid #e1e4e5"/>
    </style:style>
    <style:style style:name="T23" style:family="text">
      <style:text-properties fo:font-variant="normal" fo:text-transform="none" fo:color="#e74c3c" style:font-name="SFMono-Regular" fo:font-size="12pt" fo:letter-spacing="normal" fo:font-style="normal" fo:font-weight="normal" officeooo:rsid="0006edc0" fo:background-color="#ffffff" loext:char-shading-value="0" style:font-name-asian="Noto Sans Mono CJK SC" style:font-size-asian="12pt" style:font-weight-asian="bold" style:font-name-complex="Liberation Mono" style:font-size-complex="12pt" style:font-weight-complex="bold" loext:padding-left="0.132cm" loext:padding-right="0.132cm" loext:padding-top="0.053cm" loext:padding-bottom="0.053cm" loext:border="0.06pt solid #e1e4e5"/>
    </style:style>
    <style:style style:name="T24" style:family="text">
      <style:text-properties fo:font-variant="normal" fo:text-transform="none" fo:color="#e74c3c" style:font-name="SFMono-Regular" fo:font-size="12pt" fo:letter-spacing="normal" fo:font-style="normal" fo:font-weight="normal" officeooo:rsid="0008cb7d" fo:background-color="#ffffff" loext:char-shading-value="0" style:font-name-asian="Noto Sans Mono CJK SC" style:font-size-asian="12pt" style:font-weight-asian="bold" style:font-name-complex="Liberation Mono" style:font-size-complex="12pt" style:font-weight-complex="bold" loext:padding-left="0.132cm" loext:padding-right="0.132cm" loext:padding-top="0.053cm" loext:padding-bottom="0.053cm" loext:border="0.06pt solid #e1e4e5"/>
    </style:style>
    <style:style style:name="T25" style:family="text">
      <style:text-properties fo:color="#e74c3c" style:font-name="SFMono-Regular" fo:font-weight="normal" officeooo:rsid="0006edc0" fo:background-color="#ffffff" loext:char-shading-value="0" style:font-weight-asian="bold" style:font-weight-complex="bold" loext:padding-left="0.132cm" loext:padding-right="0.132cm" loext:padding-top="0.053cm" loext:padding-bottom="0.053cm" loext:border="0.06pt solid #e1e4e5"/>
    </style:style>
    <style:style style:name="T26" style:family="text">
      <style:text-properties fo:color="#e74c3c" style:font-name="SFMono-Regular" fo:font-weight="normal" officeooo:rsid="0008cb7d" fo:background-color="#ffffff" loext:char-shading-value="0" style:font-weight-asian="bold" style:font-weight-complex="bold" loext:padding-left="0.132cm" loext:padding-right="0.132cm" loext:padding-top="0.053cm" loext:padding-bottom="0.053cm" loext:border="0.06pt solid #e1e4e5"/>
    </style:style>
    <style:style style:name="T27" style:family="text">
      <style:text-properties officeooo:rsid="0004fc88"/>
    </style:style>
    <style:style style:name="T28" style:family="text">
      <style:text-properties style:font-weight-asian="bold" style:font-weight-complex="bold"/>
    </style:style>
    <style:style style:name="T29" style:family="text">
      <style:text-properties officeooo:rsid="0004fc88" style:font-weight-asian="bold" style:font-weight-complex="bold"/>
    </style:style>
    <style:style style:name="T30" style:family="text">
      <style:text-properties officeooo:rsid="0008cb7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9"/></text:p>
      <text:p text:style-name="P19"><text:span text:style-name="T9">A</text:span><text:span text:style-name="T8">nalitzar les següents variables del codi ProjectTMX.java </text:span></text:p>
      <text:p text:style-name="P19"><text:span text:style-name="T8"/></text:p>
      <text:list xml:id="list1861452046" text:style-name="L4">
        <text:list-item>
          <text:p text:style-name="P18"><text:span text:style-name="T9"><text:s/></text:span><text:span text:style-name="Source_20_Text"><text:span text:style-name="T17">externalLinked</text:span></text:span><text:span text:style-name="Source_20_Text"><text:span text:style-name="T7"> </text:span></text:span><text:span text:style-name="T8">a la línia 366</text:span></text:p>
        </text:list-item>
      </text:list>
      <text:list xml:id="list2774256408" text:style-name="L1">
        <text:list-header>
          <text:p text:style-name="P4"><text:span text:style-name="T29">Q</text:span><text:span text:style-name="T28">uin tipus de dades guardarà? </text:span><text:span text:style-name="T1">String</text:span></text:p>
          <text:p text:style-name="P4"><text:span text:style-name="T28">És un paràmetre? </text:span><text:span text:style-name="T2">No</text:span></text:p>
          <text:p text:style-name="P4"><text:span text:style-name="T28">És una constant? </text:span><text:span text:style-name="T1">No</text:span></text:p>
          <text:p text:style-name="P10"><text:span text:style-name="T15">Respecta la convenció </text:span><text:span text:style-name="Emphasis"><text:span text:style-name="T15">camelCase</text:span></text:span><text:span text:style-name="T15">? </text:span><text:span text:style-name="T8">Sí</text:span></text:p>
          <text:p text:style-name="P4"><text:span text:style-name="T28">Indica un mòdul pel que aquesta variable sigui global: </text:span><text:span text:style-name="T1">Cap</text:span></text:p>
          <text:p text:style-name="P10"><text:span text:style-name="T15">Indica un mòdul pel que aquesta variable sigui local: </text:span><text:span text:style-name="Source_20_Text"><text:span text:style-name="T17">onEntry()</text:span></text:span><text:span text:style-name="T8"> (línia 288)</text:span></text:p>
          <text:p text:style-name="P10"><text:span text:style-name="T15">Indica un mòdul pel que aquesta variable sigui inaccessible: </text:span><text:span text:style-name="Source_20_Text"><text:span text:style-name="T22">replaceContent(</text:span></text:span><text:span text:style-name="Source_20_Text"><text:span text:style-name="T17">)</text:span></text:span><text:span text:style-name="T8"> (línia 3</text:span><text:span text:style-name="T10">99</text:span><text:span text:style-name="T8">)</text:span></text:p>
          <text:p text:style-name="P10"><text:span text:style-name="T8"/></text:p>
        </text:list-header>
      </text:list>
      <text:list xml:id="list160858556261582" text:continue-list="list1861452046" text:style-name="L4">
        <text:list-item>
          <text:p text:style-name="P18"><text:span text:style-name="Source_20_Text"><text:span text:style-name="T17">id </text:span></text:span><text:span text:style-name="T8">a la línia 330</text:span></text:p>
          <text:p text:style-name="P6"><text:span text:style-name="T29">Q</text:span><text:span text:style-name="T28">uin tipus de dades guardarà? </text:span><text:span text:style-name="T1">String</text:span></text:p>
          <text:p text:style-name="P6"><text:span text:style-name="T28">És un paràmetre? </text:span><text:span text:style-name="T1">No</text:span></text:p>
          <text:p text:style-name="P6"><text:span text:style-name="T28">És una constant? </text:span><text:span text:style-name="T1">No</text:span></text:p>
          <text:p text:style-name="P12"><text:span text:style-name="T15">Respecta la convenció </text:span><text:span text:style-name="Emphasis"><text:span text:style-name="T15">camelCase</text:span></text:span><text:span text:style-name="T15">? </text:span><text:span text:style-name="T8">Sí</text:span></text:p>
          <text:p text:style-name="P6"><text:span text:style-name="T28">Indica un mòdul pel que aquesta variable sigui global: </text:span><text:span text:style-name="T1">Cap</text:span></text:p>
          <text:p text:style-name="P12"><text:span text:style-name="T15">Indica un mòdul pel que aquesta variable sigui local: </text:span><text:span text:style-name="Source_20_Text"><text:span text:style-name="T17">onEntry()</text:span></text:span><text:span text:style-name="T8"> (línia 288)</text:span></text:p>
          <text:p text:style-name="P12"><text:span text:style-name="T15">Indica un mòdul pel que aquesta variable sigui inaccessible: </text:span><text:span text:style-name="Source_20_Text"><text:span text:style-name="T17">calcExternalLinkedMode()</text:span></text:span><text:span text:style-name="T8"> (línia 361)</text:span></text:p>
          <text:p text:style-name="P12"><text:span text:style-name="T8"/></text:p>
        </text:list-item>
        <text:list-item>
          <text:p text:style-name="P21"><text:span text:style-name="Source_20_Text"><text:span text:style-name="T17">levelTwo </text:span></text:span><text:span text:style-name="T8">a la línia 162</text:span></text:p>
          <text:p text:style-name="P13"><text:span text:style-name="T16">Q</text:span><text:span text:style-name="T15">uin tipus de dades guardarà? </text:span><text:span text:style-name="T10">Boolean</text:span></text:p>
          <text:p text:style-name="P7"><text:span text:style-name="T28">És un paràmetre? </text:span><text:span text:style-name="T3">Si</text:span></text:p>
          <text:p text:style-name="P7"><text:span text:style-name="T28">És una constant? </text:span><text:span text:style-name="T3">Si</text:span></text:p>
          <text:p text:style-name="P13"><text:span text:style-name="T15">Respecta la convenció </text:span><text:span text:style-name="Emphasis"><text:span text:style-name="T15">camelCase</text:span></text:span><text:span text:style-name="T15">? </text:span><text:span text:style-name="T8">Sí</text:span></text:p>
          <text:p text:style-name="P7"><text:soft-page-break/><text:span text:style-name="T28">Indica un mòdul pel que aquesta variable sigui global: </text:span><text:span text:style-name="T1">Cap</text:span></text:p>
          <text:p text:style-name="P13"><text:span text:style-name="T15">Indica un mòdul pel que aquesta variable sigui local: </text:span><text:span text:style-name="Source_20_Text"><text:span text:style-name="T19">e</text:span></text:span><text:span text:style-name="Source_20_Text"><text:span text:style-name="T18">xportTMX(</text:span></text:span><text:span text:style-name="Source_20_Text"><text:span text:style-name="T17">)</text:span></text:span><text:span text:style-name="T8"> (línia </text:span><text:span text:style-name="T10">161</text:span><text:span text:style-name="T8">)</text:span></text:p>
          <text:p text:style-name="P13"><text:span text:style-name="T15">Indica un mòdul pel que aquesta variable sigui inaccessible: </text:span><text:span text:style-name="Source_20_Text"><text:span text:style-name="T18">save</text:span></text:span><text:span text:style-name="Source_20_Text"><text:span text:style-name="T17">()</text:span></text:span><text:span text:style-name="T8"> (línia </text:span><text:span text:style-name="T10">127</text:span><text:span text:style-name="T8">)</text:span></text:p>
        </text:list-item>
        <text:list-item>
          <text:p text:style-name="P21"><text:span text:style-name="Source_20_Text"><text:span text:style-name="T18">P</text:span></text:span><text:span text:style-name="Source_20_Text"><text:span text:style-name="T17">ROP_FILE </text:span></text:span><text:span text:style-name="T8">a la línia 61</text:span></text:p>
        </text:list-item>
      </text:list>
      <text:p text:style-name="P20"><text:span text:style-name="T8"/></text:p>
      <text:list xml:id="list160859108400064" text:continue-numbering="true" text:style-name="L4">
        <text:list-header>
          <text:p text:style-name="P13"><text:span text:style-name="T16">Q</text:span><text:span text:style-name="T15">uin tipus de dades guardarà? </text:span><text:span text:style-name="T10">String</text:span></text:p>
          <text:p text:style-name="P7"><text:span text:style-name="T28">És un paràmetre? </text:span><text:span text:style-name="T3">No</text:span></text:p>
          <text:p text:style-name="P7"><text:span text:style-name="T28">És una constant? </text:span><text:span text:style-name="T3">Si</text:span></text:p>
          <text:p text:style-name="P13"><text:span text:style-name="T15">Respecta la convenció </text:span><text:span text:style-name="Emphasis"><text:span text:style-name="T15">camelCase</text:span></text:span><text:span text:style-name="T15">? </text:span><text:span text:style-name="T8">Sí</text:span></text:p>
          <text:p text:style-name="P8"><text:span text:style-name="T28">Indica un mòdul pel que aquesta variable sigui global: </text:span><text:span text:style-name="Source_20_Text"><text:span text:style-name="T26">save</text:span></text:span><text:span text:style-name="Source_20_Text"><text:span text:style-name="T25">()</text:span></text:span><text:span text:style-name="T3"> (línia </text:span><text:span text:style-name="T4">127)</text:span></text:p>
          <text:p text:style-name="P13"><text:span text:style-name="T15">Indica un mòdul pel que aquesta variable sigui local: </text:span><text:span text:style-name="Source_20_Text"><text:span text:style-name="T19">e</text:span></text:span><text:span text:style-name="Source_20_Text"><text:span text:style-name="T18">xportTMX(</text:span></text:span><text:span text:style-name="Source_20_Text"><text:span text:style-name="T17">)</text:span></text:span><text:span text:style-name="T8"> (línia </text:span><text:span text:style-name="T10">161</text:span><text:span text:style-name="T8">)</text:span></text:p>
          <text:p text:style-name="P13"><text:span text:style-name="T15">Indica un mòdul pel que aquesta variable sigui inaccessible: </text:span><text:span text:style-name="T13">Cap</text:span></text:p>
          <text:p text:style-name="P13"><text:span text:style-name="T8"/></text:p>
        </text:list-header>
        <text:list-item>
          <text:p text:style-name="P21"><text:span text:style-name="Source_20_Text"><text:span text:style-name="T17">segmentSource </text:span></text:span><text:span text:style-name="T8">a la línia 317</text:span></text:p>
          <text:p text:style-name="P13"><text:span text:style-name="T16">Q</text:span><text:span text:style-name="T15">uin tipus de dades guardarà? </text:span><text:span text:style-name="T10">String</text:span></text:p>
          <text:p text:style-name="P7"><text:span text:style-name="T28">És un paràmetre? </text:span><text:span text:style-name="T3">No</text:span></text:p>
          <text:p text:style-name="P7"><text:span text:style-name="T28">És una constant? </text:span><text:span text:style-name="T3">No</text:span></text:p>
          <text:p text:style-name="P13"><text:span text:style-name="T15">Respecta la convenció </text:span><text:span text:style-name="Emphasis"><text:span text:style-name="T15">camelCase</text:span></text:span><text:span text:style-name="T15">? </text:span><text:span text:style-name="T8">Sí</text:span></text:p>
          <text:p text:style-name="P7"><text:span text:style-name="T28">Indica un mòdul pel que aquesta variable sigui global: </text:span><text:span text:style-name="Source_20_Text"><text:span text:style-name="T25">put()</text:span></text:span><text:span text:style-name="Source_20_Text"><text:span text:style-name="T5"> (línia 350)</text:span></text:span></text:p>
          <text:p text:style-name="P13"><text:span text:style-name="T15">Indica un mòdul pel que aquesta variable sigui local: </text:span><text:span text:style-name="Source_20_Text"><text:span text:style-name="T19">onEntry</text:span></text:span><text:span text:style-name="Source_20_Text"><text:span text:style-name="T18">(</text:span></text:span><text:span text:style-name="Source_20_Text"><text:span text:style-name="T17">)</text:span></text:span><text:span text:style-name="T8"> (línia </text:span><text:span text:style-name="T10">288</text:span><text:span text:style-name="T8">)</text:span></text:p>
          <text:p text:style-name="P13"><text:span text:style-name="T15">Indica un mòdul pel que aquesta variable sigui inaccessible: </text:span><text:span text:style-name="Source_20_Text"><text:span text:style-name="T23">setTranslation</text:span></text:span><text:span text:style-name="Source_20_Text"><text:span text:style-name="T21">()</text:span></text:span><text:span text:style-name="T13"> (línia 253)</text:span></text:p>
          <text:p text:style-name="P13"><text:span text:style-name="T13"/></text:p>
        </text:list-item>
        <text:list-item>
          <text:p text:style-name="P21"><text:span text:style-name="Source_20_Text"><text:span text:style-name="T17">sourceLang </text:span></text:span><text:span text:style-name="T8">a la línia 278</text:span></text:p>
          <text:p text:style-name="P14"><text:span text:style-name="T16">Q</text:span><text:span text:style-name="T15">uin tipus de dades guardarà? </text:span><text:span text:style-name="T12">Language</text:span></text:p>
          <text:p text:style-name="P8"><text:span text:style-name="T28">És un paràmetre? </text:span><text:span text:style-name="T3">No</text:span></text:p>
          <text:p text:style-name="P8"><text:span text:style-name="T28">És una constant? </text:span><text:span text:style-name="T4">Si</text:span></text:p>
          <text:p text:style-name="P14"><text:span text:style-name="T15">Respecta la convenció </text:span><text:span text:style-name="Emphasis"><text:span text:style-name="T15">camelCase</text:span></text:span><text:span text:style-name="T15">? </text:span><text:span text:style-name="T12">No</text:span></text:p>
          <text:p text:style-name="P8"><text:span text:style-name="T28">Indica un mòdul pel que aquesta variable sigui global: </text:span><text:span text:style-name="Source_20_Text"><text:span text:style-name="T26">onEntry</text:span></text:span><text:span text:style-name="Source_20_Text"><text:span text:style-name="T25">()</text:span></text:span><text:span text:style-name="Source_20_Text"><text:span text:style-name="T5"> (línia </text:span></text:span><text:span text:style-name="Source_20_Text"><text:span text:style-name="T6">288</text:span></text:span><text:span text:style-name="Source_20_Text"><text:span text:style-name="T5">)</text:span></text:span></text:p>
          <text:p text:style-name="P14"><text:soft-page-break/><text:span text:style-name="T15">Indica un mòdul pel que aquesta variable sigui local: </text:span><text:span text:style-name="Source_20_Text"><text:span text:style-name="T19">onEntry</text:span></text:span><text:span text:style-name="Source_20_Text"><text:span text:style-name="T18">(</text:span></text:span><text:span text:style-name="Source_20_Text"><text:span text:style-name="T17">)</text:span></text:span><text:span text:style-name="T8"> (línia </text:span><text:span text:style-name="T10">288</text:span><text:span text:style-name="T8">)</text:span></text:p>
          <text:p text:style-name="P14"><text:span text:style-name="T15">Indica un mòdul pel que aquesta variable sigui inaccessible: </text:span><text:span text:style-name="Source_20_Text"><text:span text:style-name="T23">se</text:span></text:span><text:span text:style-name="Source_20_Text"><text:span text:style-name="T24">gmentEntries</text:span></text:span><text:span text:style-name="Source_20_Text"><text:span text:style-name="T21">()</text:span></text:span><text:span text:style-name="T13"> (línia </text:span><text:span text:style-name="T14">312</text:span><text:span text:style-name="T13">)</text:span></text:p>
          <text:p text:style-name="P14"><text:span text:style-name="T13"/></text:p>
        </text:list-item>
        <text:list-item>
          <text:p text:style-name="P21"><text:span text:style-name="Source_20_Text"><text:span text:style-name="T17">translationUpdatedByUser</text:span></text:span><text:span text:style-name="T8">a la línia 127</text:span></text:p>
        </text:list-item>
      </text:list>
      <text:p text:style-name="P3"/>
      <text:list xml:id="list160859945444012" text:continue-list="list2774256408" text:style-name="L1">
        <text:list-header>
          <text:p text:style-name="P11"><text:span text:style-name="T16">Quin tipus de dades guardarà? </text:span><text:span text:style-name="T12">Boolean</text:span></text:p>
          <text:p text:style-name="P5"><text:span text:style-name="T28">És un paràmetre? </text:span><text:span text:style-name="T4">Sí</text:span></text:p>
          <text:p text:style-name="P5"><text:span text:style-name="T28">És una constant? </text:span><text:span text:style-name="T4">No</text:span></text:p>
          <text:p text:style-name="P11"><text:span text:style-name="T15">Respecta la convenció </text:span><text:span text:style-name="Emphasis"><text:span text:style-name="T15">camelCase</text:span></text:span><text:span text:style-name="T15">? </text:span><text:span text:style-name="T12">Sí</text:span></text:p>
          <text:p text:style-name="P11"><text:span text:style-name="T31">Indica un mòdul pel que aquesta variable sigui global:</text:span><text:span text:style-name="T28"> </text:span><text:span text:style-name="T30">Cap</text:span></text:p>
          <text:p text:style-name="P11"><text:span text:style-name="T15">Indica un mòdul pel que aquesta variable sigui local: </text:span><text:span text:style-name="Source_20_Text"><text:span text:style-name="T20">save</text:span></text:span><text:span text:style-name="Source_20_Text"><text:span text:style-name="T18">(</text:span></text:span><text:span text:style-name="Source_20_Text"><text:span text:style-name="T17">)</text:span></text:span><text:span text:style-name="T8"> (línia </text:span><text:span text:style-name="T11">127</text:span><text:span text:style-name="T8">)</text:span></text:p>
          <text:p text:style-name="P11"><text:span text:style-name="T16">Indica un mòdul pel que aquesta variable sigui inaccessible: </text:span><text:span text:style-name="Source_20_Text"><text:span text:style-name="T24">isEmpty</text:span></text:span><text:span text:style-name="Source_20_Text"><text:span text:style-name="T21">()</text:span></text:span><text:span text:style-name="T13"> (línia </text:span><text:span text:style-name="T14">120</text:span><text:span text:style-name="T13">)</text:span></text:p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5:38:41.352287466</meta:creation-date>
    <meta:generator>LibreOffice/6.4.6.2$Linux_X86_64 LibreOffice_project/40$Build-2</meta:generator>
    <dc:date>2021-02-10T16:08:57.882562900</dc:date>
    <meta:editing-duration>PT8M30S</meta:editing-duration>
    <meta:editing-cycles>2</meta:editing-cycles>
    <meta:document-statistic meta:table-count="0" meta:image-count="0" meta:object-count="0" meta:page-count="3" meta:paragraph-count="58" meta:word-count="438" meta:character-count="2606" meta:non-whitespace-character-count="2245"/>
  </office:meta>
</office:document-meta>
</file>